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bernetische Theorie als 1 von rortys languages</text:p>
      <text:p text:style-name="P1"/>
      <text:p text:style-name="P3">Kybernetik</text:p>
      <text:p text:style-name="P3">- Piraten-konferenz nochmal gucken</text:p>
      <text:p text:style-name="P3">- offene Systeme</text:p>
      <text:p text:style-name="P3">- Herrschaft ist Wu<text:span text:style-name="T1">r</text:span>zel des Kybernetikbegriffs…</text:p>
      <text:p text:style-name="P2">- man kann alles vorhersagen, wenn man nur genug Daten hat</text:p>
      <text:p text:style-name="P2">- gesunder Zweifel (Ironie) würde Kybernetik gut tun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0T17:02:30.858582163</dc:date>
    <meta:editing-duration>PT1M56S</meta:editing-duration>
    <meta:editing-cycles>1</meta:editing-cycles>
    <meta:document-statistic meta:table-count="0" meta:image-count="0" meta:object-count="0" meta:page-count="1" meta:paragraph-count="20" meta:word-count="117" meta:character-count="815" meta:non-whitespace-character-count="718"/>
    <meta:generator>LibreOffice/5.1.4.2$Linux_X86_64 LibreOffice_project/10m0$Build-2</meta:generator>
  </office:meta>
</office:document-meta>
</file>